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12.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12.7cm" svg:height="1.905cm" svg:x="4.203cm" svg:y="2.35cm">
            <text:p text:style-name="P1">Tour Guide Instantiated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2" draw:id="id2" draw:layer="layout" svg:width="12.7cm" svg:height="1.905cm" svg:x="4.203cm" svg:y="5.398cm">
            <text:p text:style-name="P1"><text:span text:style-name="T1">S</text:span><text:span text:style-name="T1">t</text:span><text:span text:style-name="T1">o</text:span><text:span text:style-name="T1">r</text:span><text:span text:style-name="T1">e </text:span>Instantiate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3" draw:id="id3" draw:layer="layout" svg:width="12.7cm" svg:height="1.905cm" svg:x="4.203cm" svg:y="8.447cm">
            <text:p text:style-name="P1">Renderer Instantiate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4" draw:id="id4" draw:layer="layout" svg:width="12.7cm" svg:height="1.905cm" svg:x="4.203cm" svg:y="11.495cm">
            <text:p text:style-name="P1">DOM Containers and Styles Created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2" draw:layer="layout" draw:type="lines" svg:x1="10.553cm" svg:y1="4.255cm" svg:x2="10.553cm" svg:y2="5.398cm" draw:start-shape="id1" draw:start-glue-point="2" draw:end-shape="id2" draw:end-glue-point="0" svg:d="M10553 4255v500 141 502" svg:viewBox="0 0 1 1144">
            <text:p/>
          </draw:connector>
          <draw:connector draw:style-name="gr2" draw:text-style-name="P2" draw:layer="layout" draw:type="lines" svg:x1="10.553cm" svg:y1="7.303cm" svg:x2="10.553cm" svg:y2="8.447cm" draw:start-shape="id2" draw:start-glue-point="2" draw:end-shape="id3" draw:end-glue-point="0" svg:d="M10553 7303v500 142 502" svg:viewBox="0 0 1 1145">
            <text:p/>
          </draw:connector>
          <draw:connector draw:style-name="gr2" draw:text-style-name="P2" draw:layer="layout" draw:type="lines" svg:x1="10.553cm" svg:y1="10.352cm" svg:x2="10.553cm" svg:y2="11.495cm" draw:start-shape="id3" draw:start-glue-point="2" draw:end-shape="id4" draw:end-glue-point="0" svg:d="M10553 10352v500 141 502" svg:viewBox="0 0 1 1144">
            <text:p/>
          </draw:connector>
          <draw:custom-shape draw:style-name="gr1" draw:text-style-name="P1" xml:id="id5" draw:id="id5" draw:layer="layout" svg:width="12.7cm" svg:height="1.905cm" svg:x="4.203cm" svg:y="14.543cm">
            <text:p text:style-name="P1">Tour Triggere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6" draw:id="id6" draw:layer="layout" svg:width="12.7cm" svg:height="1.905cm" svg:x="4.187cm" svg:y="17.591cm">
            <text:p text:style-name="P1">Coach Mark Rendered (or destroyed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7" draw:id="id7" draw:layer="layout" svg:width="12.7cm" svg:height="1.905cm" svg:x="4.187cm" svg:y="20.64cm">
            <text:p text:style-name="P1">User Interac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8" draw:id="id8" draw:layer="layout" svg:width="12.7cm" svg:height="1.905cm" svg:x="4.203cm" svg:y="23.686cm">
            <text:p text:style-name="P1">Store Updated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2" draw:layer="layout" draw:type="lines" svg:x1="10.553cm" svg:y1="16.448cm" svg:x2="10.537cm" svg:y2="17.591cm" draw:start-shape="id5" draw:start-glue-point="2" draw:end-shape="id6" draw:end-glue-point="0" svg:d="M10553 16448v500l-16 141v502" svg:viewBox="0 0 17 1144">
            <text:p/>
          </draw:connector>
          <draw:connector draw:style-name="gr2" draw:text-style-name="P2" draw:layer="layout" draw:type="lines" svg:x1="10.537cm" svg:y1="19.496cm" svg:x2="10.537cm" svg:y2="20.64cm" draw:start-shape="id6" draw:start-glue-point="2" draw:end-shape="id7" draw:end-glue-point="0" svg:d="M10537 19496v500 142 502" svg:viewBox="0 0 1 1145">
            <text:p/>
          </draw:connector>
          <draw:connector draw:style-name="gr3" draw:text-style-name="P2" draw:layer="layout" draw:type="lines" svg:x1="10.537cm" svg:y1="22.545cm" svg:x2="10.553cm" svg:y2="23.686cm" draw:start-shape="id7" draw:start-glue-point="2" draw:end-shape="id8" draw:end-glue-point="0" svg:d="M10537 22545v500l16 139v502" svg:viewBox="0 0 17 1142">
            <text:p/>
          </draw:connector>
          <draw:connector draw:style-name="gr2" draw:text-style-name="P2" draw:layer="layout" draw:type="lines" svg:x1="16.903cm" svg:y1="24.638cm" svg:x2="16.887cm" svg:y2="18.543cm" draw:start-shape="id8" draw:start-glue-point="1" draw:end-shape="id6" draw:end-glue-point="1" svg:d="M16903 24638h501l-16-6095h-501" svg:viewBox="0 0 518 6096">
            <text:p/>
          </draw:connector>
          <draw:connector draw:style-name="gr2" draw:text-style-name="P2" draw:layer="layout" draw:type="lines" svg:x1="10.553cm" svg:y1="13.4cm" svg:x2="10.553cm" svg:y2="14.543cm" draw:start-shape="id4" draw:start-glue-point="2" draw:end-shape="id5" svg:d="M10553 13400v500 141 502" svg:viewBox="0 0 1 1144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3:32:35.083341639</meta:creation-date>
    <dc:date>2018-05-10T14:14:50.862277194</dc:date>
    <meta:editing-duration>PT35S</meta:editing-duration>
    <meta:editing-cycles>1</meta:editing-cycles>
    <meta:generator>LibreOffice/6.0.3.2$MacOSX_X86_64 LibreOffice_project/8f48d515416608e3a835360314dac7e47fd0b821</meta:generator>
    <meta:document-statistic meta:object-count="17"/>
  </office:meta>
</office:document-meta>
</file>